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mm"/>
    </style:style>
    <style:style style:name="ro1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lagotin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Ra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gotin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Correct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.8" calcext:value-type="float">
            <text:p>21.8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gotin</text:p>
          </table:table-cell>
          <table:table-cell office:value-type="string" calcext:value-type="string">
            <text:p>O-C</text:p>
          </table:table-cell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gotin</text:p>
          </table:table-cell>
          <table:table-cell office:value-type="string" calcext:value-type="string">
            <text:p>O-C</text:p>
          </table:table-cell>
          <table:table-cell office:value-type="string" calcext:value-type="string">
            <text:p>Corrected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3.9" calcext:value-type="float">
            <text:p>13.9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11.6" calcext:value-type="float">
            <text:p>11.6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5:11:49.065403604</meta:creation-date>
    <dc:date>2015-11-01T15:14:01.387899392</dc:date>
    <meta:editing-duration>PT2M12S</meta:editing-duration>
    <meta:editing-cycles>1</meta:editing-cycles>
    <meta:document-statistic meta:table-count="1" meta:cell-count="60" meta:object-count="0"/>
    <meta:generator>LibreOffice/4.4.2.2$Linux_X86_64 LibreOffice_project/40m0$Build-2</meta:generator>
  </office:meta>
</office:document-meta>
</file>